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tyle="italic" officeooo:rsid="0009b48b" officeooo:paragraph-rsid="0009b48b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officeooo:rsid="000b9700" officeooo:paragraph-rsid="0009b48b"/>
    </style:style>
    <style:style style:name="P5" style:family="paragraph" style:parent-style-name="Standard">
      <style:paragraph-properties fo:text-align="center" style:justify-single-word="false"/>
      <style:text-properties officeooo:rsid="0012a9a8" officeooo:paragraph-rsid="0012a9a8"/>
    </style:style>
    <style:style style:name="P6" style:family="paragraph" style:parent-style-name="Standard">
      <style:paragraph-properties fo:text-align="start" style:justify-single-word="false"/>
      <style:text-properties officeooo:rsid="001e127b" officeooo:paragraph-rsid="001e127b"/>
    </style:style>
    <style:style style:name="P7" style:family="paragraph" style:parent-style-name="Standard">
      <style:paragraph-properties fo:text-align="start" style:justify-single-word="false"/>
      <style:text-properties officeooo:rsid="001fa957" officeooo:paragraph-rsid="001fa957"/>
    </style:style>
    <style:style style:name="P8" style:family="paragraph" style:parent-style-name="Standard">
      <style:paragraph-properties fo:text-align="start" style:justify-single-word="false"/>
      <style:text-properties officeooo:rsid="002b523b" officeooo:paragraph-rsid="0020c334"/>
    </style:style>
    <style:style style:name="P9" style:family="paragraph" style:parent-style-name="Standard">
      <style:paragraph-properties fo:text-align="start" style:justify-single-word="false"/>
      <style:text-properties officeooo:rsid="00229078" officeooo:paragraph-rsid="001e127b"/>
    </style:style>
    <style:style style:name="P10" style:family="paragraph" style:parent-style-name="Standard">
      <style:paragraph-properties fo:text-align="start" style:justify-single-word="false"/>
      <style:text-properties officeooo:rsid="00193a4e" officeooo:paragraph-rsid="00193a4e"/>
    </style:style>
    <style:style style:name="P11" style:family="paragraph" style:parent-style-name="Standard">
      <style:paragraph-properties fo:text-align="start" style:justify-single-word="false"/>
      <style:text-properties officeooo:rsid="0037933d" officeooo:paragraph-rsid="0037933d"/>
    </style:style>
    <style:style style:name="P12" style:family="paragraph" style:parent-style-name="Standard">
      <style:paragraph-properties fo:text-align="center" style:justify-single-word="false"/>
      <style:text-properties officeooo:rsid="0039cf9f" officeooo:paragraph-rsid="0039cf9f"/>
    </style:style>
    <style:style style:name="T1" style:family="text">
      <style:text-properties officeooo:rsid="001feefc"/>
    </style:style>
    <style:style style:name="T2" style:family="text">
      <style:text-properties officeooo:rsid="0039cf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2">8</text:span>:</text:p>
      <text:p text:style-name="P12">Distance, Velocity, and Acceleration Graphs</text:p>
      <text:p text:style-name="P5"/>
      <text:p text:style-name="P2">Background: </text:p>
      <text:p text:style-name="P11">In this experiment you will determine the <text:span text:style-name="T2">acceleration of a cart down an inclined plane using an ultrasonic ranger.</text:span></text:p>
      <text:p text:style-name="P10"/>
      <text:p text:style-name="P3">Materials you will need:</text:p>
      <text:p text:style-name="P4"/>
      <text:p text:style-name="P9"/>
      <text:p text:style-name="P6"/>
      <text:p text:style-name="P7"><text:span text:style-name="T1">Instructions</text:span>: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5-10-01T09:43:37.479313069</dc:date>
    <meta:editing-duration>PT52M53S</meta:editing-duration>
    <meta:editing-cycles>44</meta:editing-cycles>
    <meta:generator>LibreOffice/4.3.7.2$Linux_X86_64 LibreOffice_project/430$Build-2</meta:generator>
    <meta:document-statistic meta:table-count="0" meta:image-count="0" meta:object-count="0" meta:page-count="1" meta:paragraph-count="6" meta:word-count="32" meta:character-count="220" meta:non-whitespace-character-count="193"/>
  </office:meta>
</office:document-meta>
</file>